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78740740740741cm"/>
    </style:style>
    <style:style style:name="co2" style:family="table-column">
      <style:table-column-properties fo:break-before="auto" style:column-width="2.24601851851852cm"/>
    </style:style>
    <style:style style:name="co3" style:family="table-column">
      <style:table-column-properties fo:break-before="auto" style:column-width="2.18722222222222cm"/>
    </style:style>
    <style:style style:name="co4" style:family="table-column">
      <style:table-column-properties fo:break-before="auto" style:column-width="2.71638888888889cm" style:use-optimal-column-width="true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0.611481481481481cm" style:use-optimal-column-width="true"/>
    </style:style>
    <style:style style:name="co7" style:family="table-column">
      <style:table-column-properties fo:break-before="auto" style:column-width="0.693796296296296cm" style:use-optimal-column-width="true"/>
    </style:style>
    <style:style style:name="co8" style:family="table-column">
      <style:table-column-properties fo:break-before="auto" style:column-width="0.811388888888889cm" style:use-optimal-column-width="true"/>
    </style:style>
    <style:style style:name="co9" style:family="table-column">
      <style:table-column-properties fo:break-before="auto" style:column-width="0.893703703703704cm" style:use-optimal-column-width="true"/>
    </style:style>
    <style:style style:name="co10" style:family="table-column">
      <style:table-column-properties fo:break-before="auto" style:column-width="2.86925925925926cm" style:use-optimal-column-width="true"/>
    </style:style>
    <style:style style:name="co11" style:family="table-column">
      <style:table-column-properties fo:break-before="auto" style:column-width="2.86925925925926cm"/>
    </style:style>
    <style:style style:name="co12" style:family="table-column">
      <style:table-column-properties fo:break-before="auto" style:column-width="3.02212962962963cm" style:use-optimal-column-width="true"/>
    </style:style>
    <style:style style:name="co13" style:family="table-column">
      <style:table-column-properties fo:break-before="auto" style:column-width="3.15148148148148cm" style:use-optimal-column-width="true"/>
    </style:style>
    <style:style style:name="co14" style:family="table-column">
      <style:table-column-properties fo:break-before="auto" style:column-width="2.05787037037037cm" style:use-optimal-column-width="true"/>
    </style:style>
    <style:style style:name="ro1" style:family="table-row">
      <style:table-row-properties style:row-height="14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45" table:default-cell-style-name="ce1"/>
        <table:table-row table:style-name="ro1">
          <table:table-cell office:value-type="string" table:style-name="ce1">
            <text:p>Survey_Answer_ID</text:p>
          </table:table-cell>
          <table:table-cell office:value-type="string" table:style-name="ce1">
            <text:p>Program_ID</text:p>
          </table:table-cell>
          <table:table-cell office:value-type="string" table:style-name="ce1">
            <text:p>Employee_ID</text:p>
          </table:table-cell>
          <table:table-cell office:value-type="string" table:style-name="ce1">
            <text:p>Organisation_ID</text:p>
          </table:table-cell>
          <table:table-cell office:value-type="string" table:style-name="ce1">
            <text:p>Survey_I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Q6<text:s/></text:p>
          </table:table-cell>
          <table:table-cell office:value-type="string" table:style-name="ce1">
            <text:p>Q7</text:p>
          </table:table-cell>
          <table:table-cell office:value-type="string" table:style-name="ce1">
            <text:p>Q8</text:p>
          </table:table-cell>
          <table:table-cell office:value-type="string" table:style-name="ce1">
            <text:p>Q9</text:p>
          </table:table-cell>
          <table:table-cell office:value-type="string" table:style-name="ce1">
            <text:p>Q10</text:p>
          </table:table-cell>
          <table:table-cell office:value-type="string" table:style-name="ce1">
            <text:p>Q11</text:p>
          </table:table-cell>
          <table:table-cell office:value-type="string" table:style-name="ce1">
            <text:p>Q12</text:p>
          </table:table-cell>
          <table:table-cell office:value-type="string" table:style-name="ce1">
            <text:p>Q13<text:s/></text:p>
          </table:table-cell>
          <table:table-cell office:value-type="string" table:style-name="ce1">
            <text:p>Q14</text:p>
          </table:table-cell>
          <table:table-cell office:value-type="string" table:style-name="ce1">
            <text:p>Date_pre_survey</text:p>
          </table:table-cell>
          <table:table-cell office:value-type="string" table:style-name="ce1">
            <text:p>Week_pre_survey</text:p>
          </table:table-cell>
          <table:table-cell office:value-type="string" table:style-name="ce1">
            <text:p>Q15</text:p>
          </table:table-cell>
          <table:table-cell office:value-type="string" table:style-name="ce1">
            <text:p>Q16</text:p>
          </table:table-cell>
          <table:table-cell office:value-type="string" table:style-name="ce1">
            <text:p>Q17</text:p>
          </table:table-cell>
          <table:table-cell office:value-type="string" table:style-name="ce1">
            <text:p>Q18</text:p>
          </table:table-cell>
          <table:table-cell office:value-type="string" table:style-name="ce1">
            <text:p>Q19</text:p>
          </table:table-cell>
          <table:table-cell office:value-type="string" table:style-name="ce1">
            <text:p>Q20</text:p>
          </table:table-cell>
          <table:table-cell office:value-type="string" table:style-name="ce1">
            <text:p>Q21</text:p>
          </table:table-cell>
          <table:table-cell office:value-type="string" table:style-name="ce1">
            <text:p>Q22</text:p>
          </table:table-cell>
          <table:table-cell office:value-type="string" table:style-name="ce1">
            <text:p>Q23</text:p>
          </table:table-cell>
          <table:table-cell office:value-type="string" table:style-name="ce1">
            <text:p>Q24</text:p>
          </table:table-cell>
          <table:table-cell office:value-type="string" table:style-name="ce1">
            <text:p>Q25</text:p>
          </table:table-cell>
          <table:table-cell office:value-type="string" table:style-name="ce1">
            <text:p>Q26</text:p>
          </table:table-cell>
          <table:table-cell office:value-type="string" table:style-name="ce1">
            <text:p>Q27</text:p>
          </table:table-cell>
          <table:table-cell office:value-type="string" table:style-name="ce1">
            <text:p>Q28</text:p>
          </table:table-cell>
          <table:table-cell office:value-type="string" table:style-name="ce1">
            <text:p>Q29</text:p>
          </table:table-cell>
          <table:table-cell office:value-type="string" table:style-name="ce1">
            <text:p>Date_post_Survey</text:p>
          </table:table-cell>
          <table:table-cell office:value-type="string" table:style-name="ce1">
            <text:p>Week_post_survey</text:p>
          </table:table-cell>
          <table:table-cell table:number-columns-repeated="1634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02T00:00:00" table:style-name="ce2">
            <text:p>02/01/2020</text:p>
          </table:table-cell>
          <table:table-cell office:value-type="string" office:string-value="01" table:formula="of:=TEXT(LEFT(WEEKNUM([.T2];2);2);&quot;00&quot;)" table:style-name="ce2">
            <text:p>0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1-04T00:00:00" table:formula="of:=[.T2]+2" table:style-name="ce2">
            <text:p>04/01/2020</text:p>
          </table:table-cell>
          <table:table-cell office:value-type="string" office:string-value="01" table:formula="of:=TEXT(LEFT(WEEKNUM([.AK2];2);2);&quot;00&quot;)" table:style-name="ce1">
            <text:p>01</text:p>
          </table:table-cell>
          <table:table-cell table:number-columns-repeated="1634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03T00:00:00" table:style-name="ce2">
            <text:p>03/01/2020</text:p>
          </table:table-cell>
          <table:table-cell office:value-type="string" office:string-value="01" table:formula="of:=TEXT(LEFT(WEEKNUM([.T3];2);2);&quot;00&quot;)" table:style-name="ce2">
            <text:p>0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05T00:00:00" table:formula="of:=[.T3]+2" table:style-name="ce2">
            <text:p>05/01/2020</text:p>
          </table:table-cell>
          <table:table-cell office:value-type="string" office:string-value="01" table:formula="of:=TEXT(LEFT(WEEKNUM([.AK3];2);2);&quot;00&quot;)" table:style-name="ce1">
            <text:p>01</text:p>
          </table:table-cell>
          <table:table-cell table:number-columns-repeated="1634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04T00:00:00" table:style-name="ce2">
            <text:p>04/01/2020</text:p>
          </table:table-cell>
          <table:table-cell office:value-type="string" office:string-value="01" table:formula="of:=TEXT(LEFT(WEEKNUM([.T4];2);2);&quot;00&quot;)" table:style-name="ce2">
            <text:p>0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06T00:00:00" table:formula="of:=[.T4]+2" table:style-name="ce2">
            <text:p>06/01/2020</text:p>
          </table:table-cell>
          <table:table-cell office:value-type="string" office:string-value="02" table:formula="of:=TEXT(LEFT(WEEKNUM([.AK4];2);2);&quot;00&quot;)" table:style-name="ce1">
            <text:p>02</text:p>
          </table:table-cell>
          <table:table-cell table:number-columns-repeated="1634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05T00:00:00" table:style-name="ce2">
            <text:p>05/01/2020</text:p>
          </table:table-cell>
          <table:table-cell office:value-type="string" office:string-value="01" table:formula="of:=TEXT(LEFT(WEEKNUM([.T5];2);2);&quot;00&quot;)" table:style-name="ce2">
            <text:p>0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07T00:00:00" table:formula="of:=[.T5]+2" table:style-name="ce2">
            <text:p>07/01/2020</text:p>
          </table:table-cell>
          <table:table-cell office:value-type="string" office:string-value="02" table:formula="of:=TEXT(LEFT(WEEKNUM([.AK5];2);2);&quot;00&quot;)" table:style-name="ce1">
            <text:p>02</text:p>
          </table:table-cell>
          <table:table-cell table:number-columns-repeated="1634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06T00:00:00" table:style-name="ce2">
            <text:p>06/01/2020</text:p>
          </table:table-cell>
          <table:table-cell office:value-type="string" office:string-value="02" table:formula="of:=TEXT(LEFT(WEEKNUM([.T6];2);2);&quot;00&quot;)" table:style-name="ce2">
            <text:p>0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08T00:00:00" table:formula="of:=[.T6]+2" table:style-name="ce2">
            <text:p>08/01/2020</text:p>
          </table:table-cell>
          <table:table-cell office:value-type="string" office:string-value="02" table:formula="of:=TEXT(LEFT(WEEKNUM([.AK6];2);2);&quot;00&quot;)" table:style-name="ce1">
            <text:p>02</text:p>
          </table:table-cell>
          <table:table-cell table:number-columns-repeated="1634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08T00:00:00" table:style-name="ce2">
            <text:p>08/01/2020</text:p>
          </table:table-cell>
          <table:table-cell office:value-type="string" office:string-value="02" table:formula="of:=TEXT(LEFT(WEEKNUM([.T7];2);2);&quot;00&quot;)" table:style-name="ce2">
            <text:p>0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1-10T00:00:00" table:formula="of:=[.T7]+2" table:style-name="ce2">
            <text:p>10/01/2020</text:p>
          </table:table-cell>
          <table:table-cell office:value-type="string" office:string-value="02" table:formula="of:=TEXT(LEFT(WEEKNUM([.AK7];2);2);&quot;00&quot;)" table:style-name="ce1">
            <text:p>02</text:p>
          </table:table-cell>
          <table:table-cell table:number-columns-repeated="1634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0T00:00:00" table:style-name="ce2">
            <text:p>10/01/2020</text:p>
          </table:table-cell>
          <table:table-cell office:value-type="string" office:string-value="02" table:formula="of:=TEXT(LEFT(WEEKNUM([.T8];2);2);&quot;00&quot;)" table:style-name="ce2">
            <text:p>0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12T00:00:00" table:formula="of:=[.T8]+2" table:style-name="ce2">
            <text:p>12/01/2020</text:p>
          </table:table-cell>
          <table:table-cell office:value-type="string" office:string-value="02" table:formula="of:=TEXT(LEFT(WEEKNUM([.AK8];2);2);&quot;00&quot;)" table:style-name="ce1">
            <text:p>02</text:p>
          </table:table-cell>
          <table:table-cell table:number-columns-repeated="1634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2T00:00:00" table:style-name="ce2">
            <text:p>12/01/2020</text:p>
          </table:table-cell>
          <table:table-cell office:value-type="string" office:string-value="02" table:formula="of:=TEXT(LEFT(WEEKNUM([.T9];2);2);&quot;00&quot;)" table:style-name="ce2">
            <text:p>0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1-14T00:00:00" table:formula="of:=[.T9]+2" table:style-name="ce2">
            <text:p>14/01/2020</text:p>
          </table:table-cell>
          <table:table-cell office:value-type="string" office:string-value="03" table:formula="of:=TEXT(LEFT(WEEKNUM([.AK9];2);2);&quot;00&quot;)" table:style-name="ce1">
            <text:p>03</text:p>
          </table:table-cell>
          <table:table-cell table:number-columns-repeated="1634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4T00:00:00" table:style-name="ce2">
            <text:p>14/01/2020</text:p>
          </table:table-cell>
          <table:table-cell office:value-type="string" office:string-value="03" table:formula="of:=TEXT(LEFT(WEEKNUM([.T10];2);2);&quot;00&quot;)" table:style-name="ce2">
            <text:p>0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1-16T00:00:00" table:formula="of:=[.T10]+2" table:style-name="ce2">
            <text:p>16/01/2020</text:p>
          </table:table-cell>
          <table:table-cell office:value-type="string" office:string-value="03" table:formula="of:=TEXT(LEFT(WEEKNUM([.AK10];2);2);&quot;00&quot;)" table:style-name="ce1">
            <text:p>03</text:p>
          </table:table-cell>
          <table:table-cell table:number-columns-repeated="1634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5T00:00:00" table:style-name="ce2">
            <text:p>15/01/2020</text:p>
          </table:table-cell>
          <table:table-cell office:value-type="string" office:string-value="03" table:formula="of:=TEXT(LEFT(WEEKNUM([.T11];2);2);&quot;00&quot;)" table:style-name="ce2">
            <text:p>0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17T00:00:00" table:formula="of:=[.T11]+2" table:style-name="ce2">
            <text:p>17/01/2020</text:p>
          </table:table-cell>
          <table:table-cell office:value-type="string" office:string-value="03" table:formula="of:=TEXT(LEFT(WEEKNUM([.AK11];2);2);&quot;00&quot;)" table:style-name="ce1">
            <text:p>03</text:p>
          </table:table-cell>
          <table:table-cell table:number-columns-repeated="1634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5T00:00:00" table:style-name="ce2">
            <text:p>15/01/2020</text:p>
          </table:table-cell>
          <table:table-cell office:value-type="string" office:string-value="03" table:formula="of:=TEXT(LEFT(WEEKNUM([.T12];2);2);&quot;00&quot;)" table:style-name="ce2">
            <text:p>0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17T00:00:00" table:formula="of:=[.T12]+2" table:style-name="ce2">
            <text:p>17/01/2020</text:p>
          </table:table-cell>
          <table:table-cell office:value-type="string" office:string-value="03" table:formula="of:=TEXT(LEFT(WEEKNUM([.AK12];2);2);&quot;00&quot;)" table:style-name="ce1">
            <text:p>03</text:p>
          </table:table-cell>
          <table:table-cell table:number-columns-repeated="1634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6T00:00:00" table:style-name="ce2">
            <text:p>16/01/2020</text:p>
          </table:table-cell>
          <table:table-cell office:value-type="string" office:string-value="03" table:formula="of:=TEXT(LEFT(WEEKNUM([.T13];2);2);&quot;00&quot;)" table:style-name="ce2">
            <text:p>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18T00:00:00" table:formula="of:=[.T13]+2" table:style-name="ce2">
            <text:p>18/01/2020</text:p>
          </table:table-cell>
          <table:table-cell office:value-type="string" office:string-value="03" table:formula="of:=TEXT(LEFT(WEEKNUM([.AK13];2);2);&quot;00&quot;)" table:style-name="ce1">
            <text:p>03</text:p>
          </table:table-cell>
          <table:table-cell table:number-columns-repeated="1634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7T00:00:00" table:style-name="ce2">
            <text:p>17/01/2020</text:p>
          </table:table-cell>
          <table:table-cell office:value-type="string" office:string-value="03" table:formula="of:=TEXT(LEFT(WEEKNUM([.T14];2);2);&quot;00&quot;)" table:style-name="ce2">
            <text:p>0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1-19T00:00:00" table:formula="of:=[.T14]+2" table:style-name="ce2">
            <text:p>19/01/2020</text:p>
          </table:table-cell>
          <table:table-cell office:value-type="string" office:string-value="03" table:formula="of:=TEXT(LEFT(WEEKNUM([.AK14];2);2);&quot;00&quot;)" table:style-name="ce1">
            <text:p>03</text:p>
          </table:table-cell>
          <table:table-cell table:number-columns-repeated="1634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8T00:00:00" table:style-name="ce2">
            <text:p>18/01/2020</text:p>
          </table:table-cell>
          <table:table-cell office:value-type="string" office:string-value="03" table:formula="of:=TEXT(LEFT(WEEKNUM([.T15];2);2);&quot;00&quot;)" table:style-name="ce2">
            <text:p>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20T00:00:00" table:formula="of:=[.T15]+2" table:style-name="ce2">
            <text:p>20/01/2020</text:p>
          </table:table-cell>
          <table:table-cell office:value-type="string" office:string-value="04" table:formula="of:=TEXT(LEFT(WEEKNUM([.AK15];2);2);&quot;00&quot;)" table:style-name="ce1">
            <text:p>04</text:p>
          </table:table-cell>
          <table:table-cell table:number-columns-repeated="1634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19T00:00:00" table:style-name="ce2">
            <text:p>19/01/2020</text:p>
          </table:table-cell>
          <table:table-cell office:value-type="string" office:string-value="03" table:formula="of:=TEXT(LEFT(WEEKNUM([.T16];2);2);&quot;00&quot;)" table:style-name="ce2">
            <text:p>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21T00:00:00" table:formula="of:=[.T16]+2" table:style-name="ce2">
            <text:p>21/01/2020</text:p>
          </table:table-cell>
          <table:table-cell office:value-type="string" office:string-value="04" table:formula="of:=TEXT(LEFT(WEEKNUM([.AK16];2);2);&quot;00&quot;)" table:style-name="ce1">
            <text:p>04</text:p>
          </table:table-cell>
          <table:table-cell table:number-columns-repeated="1634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0T00:00:00" table:style-name="ce2">
            <text:p>20/01/2020</text:p>
          </table:table-cell>
          <table:table-cell office:value-type="string" office:string-value="04" table:formula="of:=TEXT(LEFT(WEEKNUM([.T17];2);2);&quot;00&quot;)" table:style-name="ce2">
            <text:p>0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22T00:00:00" table:formula="of:=[.T17]+2" table:style-name="ce2">
            <text:p>22/01/2020</text:p>
          </table:table-cell>
          <table:table-cell office:value-type="string" office:string-value="04" table:formula="of:=TEXT(LEFT(WEEKNUM([.AK17];2);2);&quot;00&quot;)" table:style-name="ce1">
            <text:p>04</text:p>
          </table:table-cell>
          <table:table-cell table:number-columns-repeated="1634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1T00:00:00" table:style-name="ce2">
            <text:p>21/01/2020</text:p>
          </table:table-cell>
          <table:table-cell office:value-type="string" office:string-value="04" table:formula="of:=TEXT(LEFT(WEEKNUM([.T18];2);2);&quot;00&quot;)" table:style-name="ce2">
            <text:p>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23T00:00:00" table:formula="of:=[.T18]+2" table:style-name="ce2">
            <text:p>23/01/2020</text:p>
          </table:table-cell>
          <table:table-cell office:value-type="string" office:string-value="04" table:formula="of:=TEXT(LEFT(WEEKNUM([.AK18];2);2);&quot;00&quot;)" table:style-name="ce1">
            <text:p>04</text:p>
          </table:table-cell>
          <table:table-cell table:number-columns-repeated="1634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2T00:00:00" table:style-name="ce2">
            <text:p>22/01/2020</text:p>
          </table:table-cell>
          <table:table-cell office:value-type="string" office:string-value="04" table:formula="of:=TEXT(LEFT(WEEKNUM([.T19];2);2);&quot;00&quot;)" table:style-name="ce2">
            <text:p>0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24T00:00:00" table:formula="of:=[.T19]+2" table:style-name="ce2">
            <text:p>24/01/2020</text:p>
          </table:table-cell>
          <table:table-cell office:value-type="string" office:string-value="04" table:formula="of:=TEXT(LEFT(WEEKNUM([.AK19];2);2);&quot;00&quot;)" table:style-name="ce1">
            <text:p>04</text:p>
          </table:table-cell>
          <table:table-cell table:number-columns-repeated="1634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4T00:00:00" table:style-name="ce2">
            <text:p>24/01/2020</text:p>
          </table:table-cell>
          <table:table-cell office:value-type="string" office:string-value="04" table:formula="of:=TEXT(LEFT(WEEKNUM([.T20];2);2);&quot;00&quot;)" table:style-name="ce2">
            <text:p>0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1-26T00:00:00" table:formula="of:=[.T20]+2" table:style-name="ce2">
            <text:p>26/01/2020</text:p>
          </table:table-cell>
          <table:table-cell office:value-type="string" office:string-value="04" table:formula="of:=TEXT(LEFT(WEEKNUM([.AK20];2);2);&quot;00&quot;)" table:style-name="ce1">
            <text:p>04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5T00:00:00" table:style-name="ce2">
            <text:p>25/01/2020</text:p>
          </table:table-cell>
          <table:table-cell office:value-type="string" office:string-value="04" table:formula="of:=TEXT(LEFT(WEEKNUM([.T21];2);2);&quot;00&quot;)" table:style-name="ce2">
            <text:p>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1-27T00:00:00" table:formula="of:=[.T21]+2" table:style-name="ce2">
            <text:p>27/01/2020</text:p>
          </table:table-cell>
          <table:table-cell office:value-type="string" office:string-value="05" table:formula="of:=TEXT(LEFT(WEEKNUM([.AK21];2);2);&quot;00&quot;)" table:style-name="ce1">
            <text:p>05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5T00:00:00" table:style-name="ce2">
            <text:p>25/01/2020</text:p>
          </table:table-cell>
          <table:table-cell office:value-type="string" office:string-value="04" table:formula="of:=TEXT(LEFT(WEEKNUM([.T22];2);2);&quot;00&quot;)" table:style-name="ce2">
            <text:p>0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27T00:00:00" table:formula="of:=[.T22]+2" table:style-name="ce2">
            <text:p>27/01/2020</text:p>
          </table:table-cell>
          <table:table-cell office:value-type="string" office:string-value="05" table:formula="of:=TEXT(LEFT(WEEKNUM([.AK22];2);2);&quot;00&quot;)" table:style-name="ce1">
            <text:p>05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6T00:00:00" table:style-name="ce2">
            <text:p>26/01/2020</text:p>
          </table:table-cell>
          <table:table-cell office:value-type="string" office:string-value="04" table:formula="of:=TEXT(LEFT(WEEKNUM([.T23];2);2);&quot;00&quot;)" table:style-name="ce2">
            <text:p>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28T00:00:00" table:formula="of:=[.T23]+2" table:style-name="ce2">
            <text:p>28/01/2020</text:p>
          </table:table-cell>
          <table:table-cell office:value-type="string" office:string-value="05" table:formula="of:=TEXT(LEFT(WEEKNUM([.AK23];2);2);&quot;00&quot;)" table:style-name="ce1">
            <text:p>05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1-27T00:00:00" table:style-name="ce2">
            <text:p>27/01/2020</text:p>
          </table:table-cell>
          <table:table-cell office:value-type="string" office:string-value="05" table:formula="of:=TEXT(LEFT(WEEKNUM([.T24];2);2);&quot;00&quot;)" table:style-name="ce2">
            <text:p>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1-29T00:00:00" table:formula="of:=[.T24]+2" table:style-name="ce2">
            <text:p>29/01/2020</text:p>
          </table:table-cell>
          <table:table-cell office:value-type="string" office:string-value="05" table:formula="of:=TEXT(LEFT(WEEKNUM([.AK24];2);2);&quot;00&quot;)" table:style-name="ce1">
            <text:p>05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01T00:00:00" table:style-name="ce2">
            <text:p>01/02/2020</text:p>
          </table:table-cell>
          <table:table-cell office:value-type="string" office:string-value="05" table:formula="of:=TEXT(LEFT(WEEKNUM([.T25];2);2);&quot;00&quot;)" table:style-name="ce2">
            <text:p>0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03T00:00:00" table:formula="of:=[.T25]+2" table:style-name="ce2">
            <text:p>03/02/2020</text:p>
          </table:table-cell>
          <table:table-cell office:value-type="string" office:string-value="06" table:formula="of:=TEXT(LEFT(WEEKNUM([.AK25];2);2);&quot;00&quot;)" table:style-name="ce1">
            <text:p>06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02T00:00:00" table:style-name="ce2">
            <text:p>02/02/2020</text:p>
          </table:table-cell>
          <table:table-cell office:value-type="string" office:string-value="05" table:formula="of:=TEXT(LEFT(WEEKNUM([.T26];2);2);&quot;00&quot;)" table:style-name="ce2">
            <text:p>0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04T00:00:00" table:formula="of:=[.T26]+2" table:style-name="ce2">
            <text:p>04/02/2020</text:p>
          </table:table-cell>
          <table:table-cell office:value-type="string" office:string-value="06" table:formula="of:=TEXT(LEFT(WEEKNUM([.AK26];2);2);&quot;00&quot;)" table:style-name="ce1">
            <text:p>06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03T00:00:00" table:style-name="ce2">
            <text:p>03/02/2020</text:p>
          </table:table-cell>
          <table:table-cell office:value-type="string" office:string-value="06" table:formula="of:=TEXT(LEFT(WEEKNUM([.T27];2);2);&quot;00&quot;)" table:style-name="ce2">
            <text:p>0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05T00:00:00" table:formula="of:=[.T27]+2" table:style-name="ce2">
            <text:p>05/02/2020</text:p>
          </table:table-cell>
          <table:table-cell office:value-type="string" office:string-value="06" table:formula="of:=TEXT(LEFT(WEEKNUM([.AK27];2);2);&quot;00&quot;)" table:style-name="ce1">
            <text:p>06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04T00:00:00" table:style-name="ce2">
            <text:p>04/02/2020</text:p>
          </table:table-cell>
          <table:table-cell office:value-type="string" office:string-value="06" table:formula="of:=TEXT(LEFT(WEEKNUM([.T28];2);2);&quot;00&quot;)" table:style-name="ce2">
            <text:p>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06T00:00:00" table:formula="of:=[.T28]+2" table:style-name="ce2">
            <text:p>06/02/2020</text:p>
          </table:table-cell>
          <table:table-cell office:value-type="string" office:string-value="06" table:formula="of:=TEXT(LEFT(WEEKNUM([.AK28];2);2);&quot;00&quot;)" table:style-name="ce1">
            <text:p>06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08T00:00:00" table:style-name="ce2">
            <text:p>08/02/2020</text:p>
          </table:table-cell>
          <table:table-cell office:value-type="string" office:string-value="06" table:formula="of:=TEXT(LEFT(WEEKNUM([.T29];2);2);&quot;00&quot;)" table:style-name="ce2">
            <text:p>0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10T00:00:00" table:formula="of:=[.T29]+2" table:style-name="ce2">
            <text:p>10/02/2020</text:p>
          </table:table-cell>
          <table:table-cell office:value-type="string" office:string-value="07" table:formula="of:=TEXT(LEFT(WEEKNUM([.AK29];2);2);&quot;00&quot;)" table:style-name="ce1">
            <text:p>07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09T00:00:00" table:style-name="ce2">
            <text:p>09/02/2020</text:p>
          </table:table-cell>
          <table:table-cell office:value-type="string" office:string-value="06" table:formula="of:=TEXT(LEFT(WEEKNUM([.T30];2);2);&quot;00&quot;)" table:style-name="ce2">
            <text:p>0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11T00:00:00" table:formula="of:=[.T30]+2" table:style-name="ce2">
            <text:p>11/02/2020</text:p>
          </table:table-cell>
          <table:table-cell office:value-type="string" office:string-value="07" table:formula="of:=TEXT(LEFT(WEEKNUM([.AK30];2);2);&quot;00&quot;)" table:style-name="ce1">
            <text:p>07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0T00:00:00" table:style-name="ce2">
            <text:p>10/02/2020</text:p>
          </table:table-cell>
          <table:table-cell office:value-type="string" office:string-value="07" table:formula="of:=TEXT(LEFT(WEEKNUM([.T31];2);2);&quot;00&quot;)" table:style-name="ce2">
            <text:p>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12T00:00:00" table:formula="of:=[.T31]+2" table:style-name="ce2">
            <text:p>12/02/2020</text:p>
          </table:table-cell>
          <table:table-cell office:value-type="string" office:string-value="07" table:formula="of:=TEXT(LEFT(WEEKNUM([.AK31];2);2);&quot;00&quot;)" table:style-name="ce1">
            <text:p>07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5T00:00:00" table:style-name="ce2">
            <text:p>15/02/2020</text:p>
          </table:table-cell>
          <table:table-cell office:value-type="string" office:string-value="07" table:formula="of:=TEXT(LEFT(WEEKNUM([.T32];2);2);&quot;00&quot;)" table:style-name="ce2">
            <text:p>0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2-17T00:00:00" table:formula="of:=[.T32]+2" table:style-name="ce2">
            <text:p>17/02/2020</text:p>
          </table:table-cell>
          <table:table-cell office:value-type="string" office:string-value="08" table:formula="of:=TEXT(LEFT(WEEKNUM([.AK32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6T00:00:00" table:style-name="ce2">
            <text:p>16/02/2020</text:p>
          </table:table-cell>
          <table:table-cell office:value-type="string" office:string-value="07" table:formula="of:=TEXT(LEFT(WEEKNUM([.T33];2);2);&quot;00&quot;)" table:style-name="ce2">
            <text:p>0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18T00:00:00" table:formula="of:=[.T33]+2" table:style-name="ce2">
            <text:p>18/02/2020</text:p>
          </table:table-cell>
          <table:table-cell office:value-type="string" office:string-value="08" table:formula="of:=TEXT(LEFT(WEEKNUM([.AK33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7T00:00:00" table:style-name="ce2">
            <text:p>17/02/2020</text:p>
          </table:table-cell>
          <table:table-cell office:value-type="string" office:string-value="08" table:formula="of:=TEXT(LEFT(WEEKNUM([.T34];2);2);&quot;00&quot;)" table:style-name="ce2">
            <text:p>0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19T00:00:00" table:formula="of:=[.T34]+2" table:style-name="ce2">
            <text:p>19/02/2020</text:p>
          </table:table-cell>
          <table:table-cell office:value-type="string" office:string-value="08" table:formula="of:=TEXT(LEFT(WEEKNUM([.AK34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7T00:00:00" table:style-name="ce2">
            <text:p>17/02/2020</text:p>
          </table:table-cell>
          <table:table-cell office:value-type="string" office:string-value="08" table:formula="of:=TEXT(LEFT(WEEKNUM([.T35];2);2);&quot;00&quot;)" table:style-name="ce2">
            <text:p>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19T00:00:00" table:formula="of:=[.T35]+2" table:style-name="ce2">
            <text:p>19/02/2020</text:p>
          </table:table-cell>
          <table:table-cell office:value-type="string" office:string-value="08" table:formula="of:=TEXT(LEFT(WEEKNUM([.AK35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8T00:00:00" table:style-name="ce2">
            <text:p>18/02/2020</text:p>
          </table:table-cell>
          <table:table-cell office:value-type="string" office:string-value="08" table:formula="of:=TEXT(LEFT(WEEKNUM([.T36];2);2);&quot;00&quot;)" table:style-name="ce2">
            <text:p>0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20T00:00:00" table:formula="of:=[.T36]+2" table:style-name="ce2">
            <text:p>20/02/2020</text:p>
          </table:table-cell>
          <table:table-cell office:value-type="string" office:string-value="08" table:formula="of:=TEXT(LEFT(WEEKNUM([.AK36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19T00:00:00" table:style-name="ce2">
            <text:p>19/02/2020</text:p>
          </table:table-cell>
          <table:table-cell office:value-type="string" office:string-value="08" table:formula="of:=TEXT(LEFT(WEEKNUM([.T37];2);2);&quot;00&quot;)" table:style-name="ce2">
            <text:p>0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21T00:00:00" table:formula="of:=[.T37]+2" table:style-name="ce2">
            <text:p>21/02/2020</text:p>
          </table:table-cell>
          <table:table-cell office:value-type="string" office:string-value="08" table:formula="of:=TEXT(LEFT(WEEKNUM([.AK37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20T00:00:00" table:style-name="ce2">
            <text:p>20/02/2020</text:p>
          </table:table-cell>
          <table:table-cell office:value-type="string" office:string-value="08" table:formula="of:=TEXT(LEFT(WEEKNUM([.T38];2);2);&quot;00&quot;)" table:style-name="ce2">
            <text:p>0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2-22T00:00:00" table:formula="of:=[.T38]+2" table:style-name="ce2">
            <text:p>22/02/2020</text:p>
          </table:table-cell>
          <table:table-cell office:value-type="string" office:string-value="08" table:formula="of:=TEXT(LEFT(WEEKNUM([.AK38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20T00:00:00" table:style-name="ce2">
            <text:p>20/02/2020</text:p>
          </table:table-cell>
          <table:table-cell office:value-type="string" office:string-value="08" table:formula="of:=TEXT(LEFT(WEEKNUM([.T39];2);2);&quot;00&quot;)" table:style-name="ce2">
            <text:p>0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22T00:00:00" table:formula="of:=[.T39]+2" table:style-name="ce2">
            <text:p>22/02/2020</text:p>
          </table:table-cell>
          <table:table-cell office:value-type="string" office:string-value="08" table:formula="of:=TEXT(LEFT(WEEKNUM([.AK39];2);2);&quot;00&quot;)" table:style-name="ce1">
            <text:p>08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22T00:00:00" table:style-name="ce2">
            <text:p>22/02/2020</text:p>
          </table:table-cell>
          <table:table-cell office:value-type="string" office:string-value="08" table:formula="of:=TEXT(LEFT(WEEKNUM([.T40];2);2);&quot;00&quot;)" table:style-name="ce2">
            <text:p>0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2-24T00:00:00" table:formula="of:=[.T40]+2" table:style-name="ce2">
            <text:p>24/02/2020</text:p>
          </table:table-cell>
          <table:table-cell office:value-type="string" office:string-value="09" table:formula="of:=TEXT(LEFT(WEEKNUM([.AK40];2);2);&quot;00&quot;)" table:style-name="ce1">
            <text:p>09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2-25T00:00:00" table:style-name="ce2">
            <text:p>25/02/2020</text:p>
          </table:table-cell>
          <table:table-cell office:value-type="string" office:string-value="09" table:formula="of:=TEXT(LEFT(WEEKNUM([.T41];2);2);&quot;00&quot;)" table:style-name="ce2">
            <text:p>0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2-27T00:00:00" table:formula="of:=[.T41]+2" table:style-name="ce2">
            <text:p>27/02/2020</text:p>
          </table:table-cell>
          <table:table-cell office:value-type="string" office:string-value="09" table:formula="of:=TEXT(LEFT(WEEKNUM([.AK41];2);2);&quot;00&quot;)" table:style-name="ce1">
            <text:p>09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3T00:00:00" table:style-name="ce2">
            <text:p>03/03/2020</text:p>
          </table:table-cell>
          <table:table-cell office:value-type="string" office:string-value="10" table:formula="of:=TEXT(LEFT(WEEKNUM([.T42];2);2);&quot;00&quot;)" table:style-name="ce2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3-05T00:00:00" table:formula="of:=[.T42]+2" table:style-name="ce2">
            <text:p>05/03/2020</text:p>
          </table:table-cell>
          <table:table-cell office:value-type="string" office:string-value="10" table:formula="of:=TEXT(LEFT(WEEKNUM([.AK42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4T00:00:00" table:style-name="ce2">
            <text:p>04/03/2020</text:p>
          </table:table-cell>
          <table:table-cell office:value-type="string" office:string-value="10" table:formula="of:=TEXT(LEFT(WEEKNUM([.T43];2);2);&quot;00&quot;)" table:style-name="ce2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06T00:00:00" table:formula="of:=[.T43]+2" table:style-name="ce2">
            <text:p>06/03/2020</text:p>
          </table:table-cell>
          <table:table-cell office:value-type="string" office:string-value="10" table:formula="of:=TEXT(LEFT(WEEKNUM([.AK43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5T00:00:00" table:style-name="ce2">
            <text:p>05/03/2020</text:p>
          </table:table-cell>
          <table:table-cell office:value-type="string" office:string-value="10" table:formula="of:=TEXT(LEFT(WEEKNUM([.T44];2);2);&quot;00&quot;)" table:style-name="ce2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07T00:00:00" table:formula="of:=[.T44]+2" table:style-name="ce2">
            <text:p>07/03/2020</text:p>
          </table:table-cell>
          <table:table-cell office:value-type="string" office:string-value="10" table:formula="of:=TEXT(LEFT(WEEKNUM([.AK44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5T00:00:00" table:style-name="ce2">
            <text:p>05/03/2020</text:p>
          </table:table-cell>
          <table:table-cell office:value-type="string" office:string-value="10" table:formula="of:=TEXT(LEFT(WEEKNUM([.T45];2);2);&quot;00&quot;)" table:style-name="ce2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07T00:00:00" table:formula="of:=[.T45]+2" table:style-name="ce2">
            <text:p>07/03/2020</text:p>
          </table:table-cell>
          <table:table-cell office:value-type="string" office:string-value="10" table:formula="of:=TEXT(LEFT(WEEKNUM([.AK45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5T00:00:00" table:style-name="ce2">
            <text:p>05/03/2020</text:p>
          </table:table-cell>
          <table:table-cell office:value-type="string" office:string-value="10" table:formula="of:=TEXT(LEFT(WEEKNUM([.T46];2);2);&quot;00&quot;)" table:style-name="ce2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07T00:00:00" table:formula="of:=[.T46]+2" table:style-name="ce2">
            <text:p>07/03/2020</text:p>
          </table:table-cell>
          <table:table-cell office:value-type="string" office:string-value="10" table:formula="of:=TEXT(LEFT(WEEKNUM([.AK46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6T00:00:00" table:style-name="ce2">
            <text:p>06/03/2020</text:p>
          </table:table-cell>
          <table:table-cell office:value-type="string" office:string-value="10" table:formula="of:=TEXT(LEFT(WEEKNUM([.T47];2);2);&quot;00&quot;)" table:style-name="ce2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08T00:00:00" table:formula="of:=[.T47]+2" table:style-name="ce2">
            <text:p>08/03/2020</text:p>
          </table:table-cell>
          <table:table-cell office:value-type="string" office:string-value="10" table:formula="of:=TEXT(LEFT(WEEKNUM([.AK47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6T00:00:00" table:style-name="ce2">
            <text:p>06/03/2020</text:p>
          </table:table-cell>
          <table:table-cell office:value-type="string" office:string-value="10" table:formula="of:=TEXT(LEFT(WEEKNUM([.T48];2);2);&quot;00&quot;)" table:style-name="ce2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08T00:00:00" table:formula="of:=[.T48]+2" table:style-name="ce2">
            <text:p>08/03/2020</text:p>
          </table:table-cell>
          <table:table-cell office:value-type="string" office:string-value="10" table:formula="of:=TEXT(LEFT(WEEKNUM([.AK48];2);2);&quot;00&quot;)" table:style-name="ce1">
            <text:p>10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7T00:00:00" table:style-name="ce2">
            <text:p>07/03/2020</text:p>
          </table:table-cell>
          <table:table-cell office:value-type="string" office:string-value="10" table:formula="of:=TEXT(LEFT(WEEKNUM([.T49];2);2);&quot;00&quot;)" table:style-name="ce2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09T00:00:00" table:formula="of:=[.T49]+2" table:style-name="ce2">
            <text:p>09/03/2020</text:p>
          </table:table-cell>
          <table:table-cell office:value-type="string" office:string-value="11" table:formula="of:=TEXT(LEFT(WEEKNUM([.AK49];2);2);&quot;00&quot;)" table:style-name="ce1">
            <text:p>11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8T00:00:00" table:style-name="ce2">
            <text:p>08/03/2020</text:p>
          </table:table-cell>
          <table:table-cell office:value-type="string" office:string-value="10" table:formula="of:=TEXT(LEFT(WEEKNUM([.T50];2);2);&quot;00&quot;)" table:style-name="ce2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10T00:00:00" table:formula="of:=[.T50]+2" table:style-name="ce2">
            <text:p>10/03/2020</text:p>
          </table:table-cell>
          <table:table-cell office:value-type="string" office:string-value="11" table:formula="of:=TEXT(LEFT(WEEKNUM([.AK50];2);2);&quot;00&quot;)" table:style-name="ce1">
            <text:p>11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09T00:00:00" table:style-name="ce2">
            <text:p>09/03/2020</text:p>
          </table:table-cell>
          <table:table-cell office:value-type="string" office:string-value="11" table:formula="of:=TEXT(LEFT(WEEKNUM([.T51];2);2);&quot;00&quot;)" table:style-name="ce2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11T00:00:00" table:formula="of:=[.T51]+2" table:style-name="ce2">
            <text:p>11/03/2020</text:p>
          </table:table-cell>
          <table:table-cell office:value-type="string" office:string-value="11" table:formula="of:=TEXT(LEFT(WEEKNUM([.AK51];2);2);&quot;00&quot;)" table:style-name="ce1">
            <text:p>11</text:p>
          </table:table-cell>
          <table:table-cell table:style-name="ce2"/>
          <table:table-cell table:number-columns-repeated="1634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15T00:00:00" table:style-name="ce2">
            <text:p>15/03/2020</text:p>
          </table:table-cell>
          <table:table-cell office:value-type="string" office:string-value="11" table:formula="of:=TEXT(LEFT(WEEKNUM([.T52];2);2);&quot;00&quot;)" table:style-name="ce2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3-17T00:00:00" table:formula="of:=[.T52]+2" table:style-name="ce2">
            <text:p>17/03/2020</text:p>
          </table:table-cell>
          <table:table-cell office:value-type="string" office:string-value="12" table:formula="of:=TEXT(LEFT(WEEKNUM([.AK52];2);2);&quot;00&quot;)" table:style-name="ce1">
            <text:p>12</text:p>
          </table:table-cell>
          <table:table-cell table:number-columns-repeated="16346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18T00:00:00" table:style-name="ce2">
            <text:p>18/03/2020</text:p>
          </table:table-cell>
          <table:table-cell office:value-type="string" office:string-value="12" table:formula="of:=TEXT(LEFT(WEEKNUM([.T53];2);2);&quot;00&quot;)" table:style-name="ce2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20T00:00:00" table:formula="of:=[.T53]+2" table:style-name="ce2">
            <text:p>20/03/2020</text:p>
          </table:table-cell>
          <table:table-cell office:value-type="string" office:string-value="12" table:formula="of:=TEXT(LEFT(WEEKNUM([.AK53];2);2);&quot;00&quot;)" table:style-name="ce1">
            <text:p>12</text:p>
          </table:table-cell>
          <table:table-cell table:number-columns-repeated="16346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20T00:00:00" table:style-name="ce2">
            <text:p>20/03/2020</text:p>
          </table:table-cell>
          <table:table-cell office:value-type="string" office:string-value="12" table:formula="of:=TEXT(LEFT(WEEKNUM([.T54];2);2);&quot;00&quot;)" table:style-name="ce2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22T00:00:00" table:formula="of:=[.T54]+2" table:style-name="ce2">
            <text:p>22/03/2020</text:p>
          </table:table-cell>
          <table:table-cell office:value-type="string" office:string-value="12" table:formula="of:=TEXT(LEFT(WEEKNUM([.AK54];2);2);&quot;00&quot;)" table:style-name="ce1">
            <text:p>12</text:p>
          </table:table-cell>
          <table:table-cell table:number-columns-repeated="16346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22T00:00:00" table:style-name="ce2">
            <text:p>22/03/2020</text:p>
          </table:table-cell>
          <table:table-cell office:value-type="string" office:string-value="12" table:formula="of:=TEXT(LEFT(WEEKNUM([.T55];2);2);&quot;00&quot;)" table:style-name="ce2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24T00:00:00" table:formula="of:=[.T55]+2" table:style-name="ce2">
            <text:p>24/03/2020</text:p>
          </table:table-cell>
          <table:table-cell office:value-type="string" office:string-value="13" table:formula="of:=TEXT(LEFT(WEEKNUM([.AK55];2);2);&quot;00&quot;)" table:style-name="ce1">
            <text:p>13</text:p>
          </table:table-cell>
          <table:table-cell table:number-columns-repeated="16346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3-25T00:00:00" table:style-name="ce2">
            <text:p>25/03/2020</text:p>
          </table:table-cell>
          <table:table-cell office:value-type="string" office:string-value="13" table:formula="of:=TEXT(LEFT(WEEKNUM([.T56];2);2);&quot;00&quot;)" table:style-name="ce2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3-27T00:00:00" table:formula="of:=[.T56]+2" table:style-name="ce2">
            <text:p>27/03/2020</text:p>
          </table:table-cell>
          <table:table-cell office:value-type="string" office:string-value="13" table:formula="of:=TEXT(LEFT(WEEKNUM([.AK56];2);2);&quot;00&quot;)" table:style-name="ce1">
            <text:p>13</text:p>
          </table:table-cell>
          <table:table-cell table:number-columns-repeated="16346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03T00:00:00" table:style-name="ce2">
            <text:p>03/04/2020</text:p>
          </table:table-cell>
          <table:table-cell office:value-type="string" office:string-value="14" table:formula="of:=TEXT(LEFT(WEEKNUM([.T57];2);2);&quot;00&quot;)" table:style-name="ce2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4-05T00:00:00" table:formula="of:=[.T57]+2" table:style-name="ce2">
            <text:p>05/04/2020</text:p>
          </table:table-cell>
          <table:table-cell office:value-type="string" office:string-value="14" table:formula="of:=TEXT(LEFT(WEEKNUM([.AK57];2);2);&quot;00&quot;)" table:style-name="ce1">
            <text:p>14</text:p>
          </table:table-cell>
          <table:table-cell table:number-columns-repeated="16346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05T00:00:00" table:style-name="ce2">
            <text:p>05/04/2020</text:p>
          </table:table-cell>
          <table:table-cell office:value-type="string" office:string-value="14" table:formula="of:=TEXT(LEFT(WEEKNUM([.T58];2);2);&quot;00&quot;)" table:style-name="ce2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4-07T00:00:00" table:formula="of:=[.T58]+2" table:style-name="ce2">
            <text:p>07/04/2020</text:p>
          </table:table-cell>
          <table:table-cell office:value-type="string" office:string-value="15" table:formula="of:=TEXT(LEFT(WEEKNUM([.AK58];2);2);&quot;00&quot;)" table:style-name="ce1">
            <text:p>15</text:p>
          </table:table-cell>
          <table:table-cell table:number-columns-repeated="16346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06T00:00:00" table:style-name="ce2">
            <text:p>06/04/2020</text:p>
          </table:table-cell>
          <table:table-cell office:value-type="string" office:string-value="15" table:formula="of:=TEXT(LEFT(WEEKNUM([.T59];2);2);&quot;00&quot;)" table:style-name="ce2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4-08T00:00:00" table:formula="of:=[.T59]+2" table:style-name="ce2">
            <text:p>08/04/2020</text:p>
          </table:table-cell>
          <table:table-cell office:value-type="string" office:string-value="15" table:formula="of:=TEXT(LEFT(WEEKNUM([.AK59];2);2);&quot;00&quot;)" table:style-name="ce1">
            <text:p>15</text:p>
          </table:table-cell>
          <table:table-cell table:number-columns-repeated="16346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10T00:00:00" table:style-name="ce2">
            <text:p>10/04/2020</text:p>
          </table:table-cell>
          <table:table-cell office:value-type="string" office:string-value="15" table:formula="of:=TEXT(LEFT(WEEKNUM([.T60];2);2);&quot;00&quot;)" table:style-name="ce2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4-12T00:00:00" table:formula="of:=[.T60]+2" table:style-name="ce2">
            <text:p>12/04/2020</text:p>
          </table:table-cell>
          <table:table-cell office:value-type="string" office:string-value="15" table:formula="of:=TEXT(LEFT(WEEKNUM([.AK60];2);2);&quot;00&quot;)" table:style-name="ce1">
            <text:p>15</text:p>
          </table:table-cell>
          <table:table-cell table:number-columns-repeated="16346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12T00:00:00" table:style-name="ce2">
            <text:p>12/04/2020</text:p>
          </table:table-cell>
          <table:table-cell office:value-type="string" office:string-value="15" table:formula="of:=TEXT(LEFT(WEEKNUM([.T61];2);2);&quot;00&quot;)" table:style-name="ce2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4-14T00:00:00" table:formula="of:=[.T61]+2" table:style-name="ce2">
            <text:p>14/04/2020</text:p>
          </table:table-cell>
          <table:table-cell office:value-type="string" office:string-value="16" table:formula="of:=TEXT(LEFT(WEEKNUM([.AK61];2);2);&quot;00&quot;)" table:style-name="ce1">
            <text:p>16</text:p>
          </table:table-cell>
          <table:table-cell table:number-columns-repeated="16346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16T00:00:00" table:style-name="ce2">
            <text:p>16/04/2020</text:p>
          </table:table-cell>
          <table:table-cell office:value-type="string" office:string-value="16" table:formula="of:=TEXT(LEFT(WEEKNUM([.T62];2);2);&quot;00&quot;)" table:style-name="ce2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4-18T00:00:00" table:formula="of:=[.T62]+2" table:style-name="ce2">
            <text:p>18/04/2020</text:p>
          </table:table-cell>
          <table:table-cell office:value-type="string" office:string-value="16" table:formula="of:=TEXT(LEFT(WEEKNUM([.AK62];2);2);&quot;00&quot;)" table:style-name="ce1">
            <text:p>16</text:p>
          </table:table-cell>
          <table:table-cell table:number-columns-repeated="16346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17T00:00:00" table:style-name="ce2">
            <text:p>17/04/2020</text:p>
          </table:table-cell>
          <table:table-cell office:value-type="string" office:string-value="16" table:formula="of:=TEXT(LEFT(WEEKNUM([.T63];2);2);&quot;00&quot;)" table:style-name="ce2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4-19T00:00:00" table:formula="of:=[.T63]+2" table:style-name="ce2">
            <text:p>19/04/2020</text:p>
          </table:table-cell>
          <table:table-cell office:value-type="string" office:string-value="16" table:formula="of:=TEXT(LEFT(WEEKNUM([.AK63];2);2);&quot;00&quot;)" table:style-name="ce1">
            <text:p>16</text:p>
          </table:table-cell>
          <table:table-cell table:number-columns-repeated="16346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18T00:00:00" table:style-name="ce2">
            <text:p>18/04/2020</text:p>
          </table:table-cell>
          <table:table-cell office:value-type="string" office:string-value="16" table:formula="of:=TEXT(LEFT(WEEKNUM([.T64];2);2);&quot;00&quot;)" table:style-name="ce2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4-20T00:00:00" table:formula="of:=[.T64]+2" table:style-name="ce2">
            <text:p>20/04/2020</text:p>
          </table:table-cell>
          <table:table-cell office:value-type="string" office:string-value="17" table:formula="of:=TEXT(LEFT(WEEKNUM([.AK64];2);2);&quot;00&quot;)" table:style-name="ce1">
            <text:p>17</text:p>
          </table:table-cell>
          <table:table-cell table:number-columns-repeated="16346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2T00:00:00" table:style-name="ce2">
            <text:p>22/04/2020</text:p>
          </table:table-cell>
          <table:table-cell office:value-type="string" office:string-value="17" table:formula="of:=TEXT(LEFT(WEEKNUM([.T65];2);2);&quot;00&quot;)" table:style-name="ce2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4-24T00:00:00" table:formula="of:=[.T65]+2" table:style-name="ce2">
            <text:p>24/04/2020</text:p>
          </table:table-cell>
          <table:table-cell office:value-type="string" office:string-value="17" table:formula="of:=TEXT(LEFT(WEEKNUM([.AK65];2);2);&quot;00&quot;)" table:style-name="ce1">
            <text:p>17</text:p>
          </table:table-cell>
          <table:table-cell table:number-columns-repeated="1634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4T00:00:00" table:style-name="ce2">
            <text:p>24/04/2020</text:p>
          </table:table-cell>
          <table:table-cell office:value-type="string" office:string-value="17" table:formula="of:=TEXT(LEFT(WEEKNUM([.T66];2);2);&quot;00&quot;)" table:style-name="ce2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4-26T00:00:00" table:formula="of:=[.T66]+2" table:style-name="ce2">
            <text:p>26/04/2020</text:p>
          </table:table-cell>
          <table:table-cell office:value-type="string" office:string-value="17" table:formula="of:=TEXT(LEFT(WEEKNUM([.AK66];2);2);&quot;00&quot;)" table:style-name="ce1">
            <text:p>17</text:p>
          </table:table-cell>
          <table:table-cell table:number-columns-repeated="1634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5T00:00:00" table:style-name="ce2">
            <text:p>25/04/2020</text:p>
          </table:table-cell>
          <table:table-cell office:value-type="string" office:string-value="17" table:formula="of:=TEXT(LEFT(WEEKNUM([.T67];2);2);&quot;00&quot;)" table:style-name="ce2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4-27T00:00:00" table:formula="of:=[.T67]+2" table:style-name="ce2">
            <text:p>27/04/2020</text:p>
          </table:table-cell>
          <table:table-cell office:value-type="string" office:string-value="18" table:formula="of:=TEXT(LEFT(WEEKNUM([.AK67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7T00:00:00" table:style-name="ce2">
            <text:p>27/04/2020</text:p>
          </table:table-cell>
          <table:table-cell office:value-type="string" office:string-value="18" table:formula="of:=TEXT(LEFT(WEEKNUM([.T68];2);2);&quot;00&quot;)" table:style-name="ce2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4-29T00:00:00" table:formula="of:=[.T68]+2" table:style-name="ce2">
            <text:p>29/04/2020</text:p>
          </table:table-cell>
          <table:table-cell office:value-type="string" office:string-value="18" table:formula="of:=TEXT(LEFT(WEEKNUM([.AK68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8T00:00:00" table:style-name="ce2">
            <text:p>28/04/2020</text:p>
          </table:table-cell>
          <table:table-cell office:value-type="string" office:string-value="18" table:formula="of:=TEXT(LEFT(WEEKNUM([.T69];2);2);&quot;00&quot;)" table:style-name="ce2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4-30T00:00:00" table:formula="of:=[.T69]+2" table:style-name="ce2">
            <text:p>30/04/2020</text:p>
          </table:table-cell>
          <table:table-cell office:value-type="string" office:string-value="18" table:formula="of:=TEXT(LEFT(WEEKNUM([.AK69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office:string-value="18" table:formula="of:=TEXT(LEFT(WEEKNUM([.T70];2);2);&quot;00&quot;)" table:style-name="ce2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01T00:00:00" table:formula="of:=[.T70]+2" table:style-name="ce2">
            <text:p>01/05/2020</text:p>
          </table:table-cell>
          <table:table-cell office:value-type="string" office:string-value="18" table:formula="of:=TEXT(LEFT(WEEKNUM([.AK70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29T00:00:00" table:style-name="ce2">
            <text:p>29/04/2020</text:p>
          </table:table-cell>
          <table:table-cell office:value-type="string" office:string-value="18" table:formula="of:=TEXT(LEFT(WEEKNUM([.T71];2);2);&quot;00&quot;)" table:style-name="ce2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01T00:00:00" table:formula="of:=[.T71]+2" table:style-name="ce2">
            <text:p>01/05/2020</text:p>
          </table:table-cell>
          <table:table-cell office:value-type="string" office:string-value="18" table:formula="of:=TEXT(LEFT(WEEKNUM([.AK71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4-30T00:00:00" table:style-name="ce2">
            <text:p>30/04/2020</text:p>
          </table:table-cell>
          <table:table-cell office:value-type="string" office:string-value="18" table:formula="of:=TEXT(LEFT(WEEKNUM([.T72];2);2);&quot;00&quot;)" table:style-name="ce2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5-02T00:00:00" table:formula="of:=[.T72]+2" table:style-name="ce2">
            <text:p>02/05/2020</text:p>
          </table:table-cell>
          <table:table-cell office:value-type="string" office:string-value="18" table:formula="of:=TEXT(LEFT(WEEKNUM([.AK72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1T00:00:00" table:style-name="ce2">
            <text:p>01/05/2020</text:p>
          </table:table-cell>
          <table:table-cell office:value-type="string" office:string-value="18" table:formula="of:=TEXT(LEFT(WEEKNUM([.T73];2);2);&quot;00&quot;)" table:style-name="ce2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5-03T00:00:00" table:formula="of:=[.T73]+2" table:style-name="ce2">
            <text:p>03/05/2020</text:p>
          </table:table-cell>
          <table:table-cell office:value-type="string" office:string-value="18" table:formula="of:=TEXT(LEFT(WEEKNUM([.AK73];2);2);&quot;00&quot;)" table:style-name="ce1">
            <text:p>18</text:p>
          </table:table-cell>
          <table:table-cell table:number-columns-repeated="1634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2T00:00:00" table:style-name="ce2">
            <text:p>02/05/2020</text:p>
          </table:table-cell>
          <table:table-cell office:value-type="string" office:string-value="18" table:formula="of:=TEXT(LEFT(WEEKNUM([.T74];2);2);&quot;00&quot;)" table:style-name="ce2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5-04T00:00:00" table:formula="of:=[.T74]+2" table:style-name="ce2">
            <text:p>04/05/2020</text:p>
          </table:table-cell>
          <table:table-cell office:value-type="string" office:string-value="19" table:formula="of:=TEXT(LEFT(WEEKNUM([.AK74];2);2);&quot;00&quot;)" table:style-name="ce1">
            <text:p>19</text:p>
          </table:table-cell>
          <table:table-cell table:number-columns-repeated="1634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4T00:00:00" table:style-name="ce2">
            <text:p>04/05/2020</text:p>
          </table:table-cell>
          <table:table-cell office:value-type="string" office:string-value="19" table:formula="of:=TEXT(LEFT(WEEKNUM([.T75];2);2);&quot;00&quot;)" table:style-name="ce2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06T00:00:00" table:formula="of:=[.T75]+2" table:style-name="ce2">
            <text:p>06/05/2020</text:p>
          </table:table-cell>
          <table:table-cell office:value-type="string" office:string-value="19" table:formula="of:=TEXT(LEFT(WEEKNUM([.AK75];2);2);&quot;00&quot;)" table:style-name="ce1">
            <text:p>19</text:p>
          </table:table-cell>
          <table:table-cell table:number-columns-repeated="1634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6T00:00:00" table:style-name="ce2">
            <text:p>06/05/2020</text:p>
          </table:table-cell>
          <table:table-cell office:value-type="string" office:string-value="19" table:formula="of:=TEXT(LEFT(WEEKNUM([.T76];2);2);&quot;00&quot;)" table:style-name="ce2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08T00:00:00" table:formula="of:=[.T76]+2" table:style-name="ce2">
            <text:p>08/05/2020</text:p>
          </table:table-cell>
          <table:table-cell office:value-type="string" office:string-value="19" table:formula="of:=TEXT(LEFT(WEEKNUM([.AK76];2);2);&quot;00&quot;)" table:style-name="ce1">
            <text:p>19</text:p>
          </table:table-cell>
          <table:table-cell table:number-columns-repeated="1634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7T00:00:00" table:style-name="ce2">
            <text:p>07/05/2020</text:p>
          </table:table-cell>
          <table:table-cell office:value-type="string" office:string-value="19" table:formula="of:=TEXT(LEFT(WEEKNUM([.T77];2);2);&quot;00&quot;)" table:style-name="ce2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09T00:00:00" table:formula="of:=[.T77]+2" table:style-name="ce2">
            <text:p>09/05/2020</text:p>
          </table:table-cell>
          <table:table-cell office:value-type="string" office:string-value="19" table:formula="of:=TEXT(LEFT(WEEKNUM([.AK77];2);2);&quot;00&quot;)" table:style-name="ce1">
            <text:p>19</text:p>
          </table:table-cell>
          <table:table-cell table:number-columns-repeated="1634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8T00:00:00" table:style-name="ce2">
            <text:p>08/05/2020</text:p>
          </table:table-cell>
          <table:table-cell office:value-type="string" office:string-value="19" table:formula="of:=TEXT(LEFT(WEEKNUM([.T78];2);2);&quot;00&quot;)" table:style-name="ce2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10T00:00:00" table:formula="of:=[.T78]+2" table:style-name="ce2">
            <text:p>10/05/2020</text:p>
          </table:table-cell>
          <table:table-cell office:value-type="string" office:string-value="19" table:formula="of:=TEXT(LEFT(WEEKNUM([.AK78];2);2);&quot;00&quot;)" table:style-name="ce1">
            <text:p>19</text:p>
          </table:table-cell>
          <table:table-cell table:number-columns-repeated="1634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09T00:00:00" table:style-name="ce2">
            <text:p>09/05/2020</text:p>
          </table:table-cell>
          <table:table-cell office:value-type="string" office:string-value="19" table:formula="of:=TEXT(LEFT(WEEKNUM([.T79];2);2);&quot;00&quot;)" table:style-name="ce2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11T00:00:00" table:formula="of:=[.T79]+2" table:style-name="ce2">
            <text:p>11/05/2020</text:p>
          </table:table-cell>
          <table:table-cell office:value-type="string" office:string-value="20" table:formula="of:=TEXT(LEFT(WEEKNUM([.AK79];2);2);&quot;00&quot;)" table:style-name="ce1">
            <text:p>20</text:p>
          </table:table-cell>
          <table:table-cell table:number-columns-repeated="1634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11T00:00:00" table:style-name="ce2">
            <text:p>11/05/2020</text:p>
          </table:table-cell>
          <table:table-cell office:value-type="string" office:string-value="20" table:formula="of:=TEXT(LEFT(WEEKNUM([.T80];2);2);&quot;00&quot;)" table:style-name="ce2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13T00:00:00" table:formula="of:=[.T80]+2" table:style-name="ce2">
            <text:p>13/05/2020</text:p>
          </table:table-cell>
          <table:table-cell office:value-type="string" office:string-value="20" table:formula="of:=TEXT(LEFT(WEEKNUM([.AK80];2);2);&quot;00&quot;)" table:style-name="ce1">
            <text:p>20</text:p>
          </table:table-cell>
          <table:table-cell table:number-columns-repeated="1634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12T00:00:00" table:style-name="ce2">
            <text:p>12/05/2020</text:p>
          </table:table-cell>
          <table:table-cell office:value-type="string" office:string-value="20" table:formula="of:=TEXT(LEFT(WEEKNUM([.T81];2);2);&quot;00&quot;)" table:style-name="ce2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14T00:00:00" table:formula="of:=[.T81]+2" table:style-name="ce2">
            <text:p>14/05/2020</text:p>
          </table:table-cell>
          <table:table-cell office:value-type="string" office:string-value="20" table:formula="of:=TEXT(LEFT(WEEKNUM([.AK81];2);2);&quot;00&quot;)" table:style-name="ce1">
            <text:p>20</text:p>
          </table:table-cell>
          <table:table-cell table:number-columns-repeated="1634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15T00:00:00" table:style-name="ce2">
            <text:p>15/05/2020</text:p>
          </table:table-cell>
          <table:table-cell office:value-type="string" office:string-value="20" table:formula="of:=TEXT(LEFT(WEEKNUM([.T82];2);2);&quot;00&quot;)" table:style-name="ce2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5-17T00:00:00" table:formula="of:=[.T82]+2" table:style-name="ce2">
            <text:p>17/05/2020</text:p>
          </table:table-cell>
          <table:table-cell office:value-type="string" office:string-value="20" table:formula="of:=TEXT(LEFT(WEEKNUM([.AK82];2);2);&quot;00&quot;)" table:style-name="ce1">
            <text:p>20</text:p>
          </table:table-cell>
          <table:table-cell table:number-columns-repeated="1634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20T00:00:00" table:style-name="ce2">
            <text:p>20/05/2020</text:p>
          </table:table-cell>
          <table:table-cell office:value-type="string" office:string-value="21" table:formula="of:=TEXT(LEFT(WEEKNUM([.T83];2);2);&quot;00&quot;)" table:style-name="ce2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22T00:00:00" table:formula="of:=[.T83]+2" table:style-name="ce2">
            <text:p>22/05/2020</text:p>
          </table:table-cell>
          <table:table-cell office:value-type="string" office:string-value="21" table:formula="of:=TEXT(LEFT(WEEKNUM([.AK83];2);2);&quot;00&quot;)" table:style-name="ce1">
            <text:p>21</text:p>
          </table:table-cell>
          <table:table-cell table:number-columns-repeated="1634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22T00:00:00" table:style-name="ce2">
            <text:p>22/05/2020</text:p>
          </table:table-cell>
          <table:table-cell office:value-type="string" office:string-value="21" table:formula="of:=TEXT(LEFT(WEEKNUM([.T84];2);2);&quot;00&quot;)" table:style-name="ce2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24T00:00:00" table:formula="of:=[.T84]+2" table:style-name="ce2">
            <text:p>24/05/2020</text:p>
          </table:table-cell>
          <table:table-cell office:value-type="string" office:string-value="21" table:formula="of:=TEXT(LEFT(WEEKNUM([.AK84];2);2);&quot;00&quot;)" table:style-name="ce1">
            <text:p>21</text:p>
          </table:table-cell>
          <table:table-cell table:number-columns-repeated="1634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26T00:00:00" table:style-name="ce2">
            <text:p>26/05/2020</text:p>
          </table:table-cell>
          <table:table-cell office:value-type="string" office:string-value="22" table:formula="of:=TEXT(LEFT(WEEKNUM([.T85];2);2);&quot;00&quot;)" table:style-name="ce2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28T00:00:00" table:formula="of:=[.T85]+2" table:style-name="ce2">
            <text:p>28/05/2020</text:p>
          </table:table-cell>
          <table:table-cell office:value-type="string" office:string-value="22" table:formula="of:=TEXT(LEFT(WEEKNUM([.AK85];2);2);&quot;00&quot;)" table:style-name="ce1">
            <text:p>22</text:p>
          </table:table-cell>
          <table:table-cell table:number-columns-repeated="1634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27T00:00:00" table:style-name="ce2">
            <text:p>27/05/2020</text:p>
          </table:table-cell>
          <table:table-cell office:value-type="string" office:string-value="22" table:formula="of:=TEXT(LEFT(WEEKNUM([.T86];2);2);&quot;00&quot;)" table:style-name="ce2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5-29T00:00:00" table:formula="of:=[.T86]+2" table:style-name="ce2">
            <text:p>29/05/2020</text:p>
          </table:table-cell>
          <table:table-cell office:value-type="string" office:string-value="22" table:formula="of:=TEXT(LEFT(WEEKNUM([.AK86];2);2);&quot;00&quot;)" table:style-name="ce1">
            <text:p>22</text:p>
          </table:table-cell>
          <table:table-cell table:number-columns-repeated="1634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28T00:00:00" table:style-name="ce2">
            <text:p>28/05/2020</text:p>
          </table:table-cell>
          <table:table-cell office:value-type="string" office:string-value="22" table:formula="of:=TEXT(LEFT(WEEKNUM([.T87];2);2);&quot;00&quot;)" table:style-name="ce2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5-30T00:00:00" table:formula="of:=[.T87]+2" table:style-name="ce2">
            <text:p>30/05/2020</text:p>
          </table:table-cell>
          <table:table-cell office:value-type="string" office:string-value="22" table:formula="of:=TEXT(LEFT(WEEKNUM([.AK87];2);2);&quot;00&quot;)" table:style-name="ce1">
            <text:p>22</text:p>
          </table:table-cell>
          <table:table-cell table:number-columns-repeated="1634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5-29T00:00:00" table:style-name="ce2">
            <text:p>29/05/2020</text:p>
          </table:table-cell>
          <table:table-cell office:value-type="string" office:string-value="22" table:formula="of:=TEXT(LEFT(WEEKNUM([.T88];2);2);&quot;00&quot;)" table:style-name="ce2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5-31T00:00:00" table:formula="of:=[.T88]+2" table:style-name="ce2">
            <text:p>31/05/2020</text:p>
          </table:table-cell>
          <table:table-cell office:value-type="string" office:string-value="22" table:formula="of:=TEXT(LEFT(WEEKNUM([.AK88];2);2);&quot;00&quot;)" table:style-name="ce1">
            <text:p>22</text:p>
          </table:table-cell>
          <table:table-cell table:number-columns-repeated="1634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03T00:00:00" table:style-name="ce2">
            <text:p>03/06/2020</text:p>
          </table:table-cell>
          <table:table-cell office:value-type="string" office:string-value="23" table:formula="of:=TEXT(LEFT(WEEKNUM([.T89];2);2);&quot;00&quot;)" table:style-name="ce2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05T00:00:00" table:formula="of:=[.T89]+2" table:style-name="ce2">
            <text:p>05/06/2020</text:p>
          </table:table-cell>
          <table:table-cell office:value-type="string" office:string-value="23" table:formula="of:=TEXT(LEFT(WEEKNUM([.AK89];2);2);&quot;00&quot;)" table:style-name="ce1">
            <text:p>23</text:p>
          </table:table-cell>
          <table:table-cell table:number-columns-repeated="1634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04T00:00:00" table:style-name="ce2">
            <text:p>04/06/2020</text:p>
          </table:table-cell>
          <table:table-cell office:value-type="string" office:string-value="23" table:formula="of:=TEXT(LEFT(WEEKNUM([.T90];2);2);&quot;00&quot;)" table:style-name="ce2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6-06T00:00:00" table:formula="of:=[.T90]+2" table:style-name="ce2">
            <text:p>06/06/2020</text:p>
          </table:table-cell>
          <table:table-cell office:value-type="string" office:string-value="23" table:formula="of:=TEXT(LEFT(WEEKNUM([.AK90];2);2);&quot;00&quot;)" table:style-name="ce1">
            <text:p>23</text:p>
          </table:table-cell>
          <table:table-cell table:number-columns-repeated="1634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05T00:00:00" table:style-name="ce2">
            <text:p>05/06/2020</text:p>
          </table:table-cell>
          <table:table-cell office:value-type="string" office:string-value="23" table:formula="of:=TEXT(LEFT(WEEKNUM([.T91];2);2);&quot;00&quot;)" table:style-name="ce2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07T00:00:00" table:formula="of:=[.T91]+2" table:style-name="ce2">
            <text:p>07/06/2020</text:p>
          </table:table-cell>
          <table:table-cell office:value-type="string" office:string-value="23" table:formula="of:=TEXT(LEFT(WEEKNUM([.AK91];2);2);&quot;00&quot;)" table:style-name="ce1">
            <text:p>23</text:p>
          </table:table-cell>
          <table:table-cell table:number-columns-repeated="1634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08T00:00:00" table:style-name="ce2">
            <text:p>08/06/2020</text:p>
          </table:table-cell>
          <table:table-cell office:value-type="string" office:string-value="24" table:formula="of:=TEXT(LEFT(WEEKNUM([.T92];2);2);&quot;00&quot;)" table:style-name="ce2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date" office:date-value="2020-06-10T00:00:00" table:formula="of:=[.T92]+2" table:style-name="ce2">
            <text:p>10/06/2020</text:p>
          </table:table-cell>
          <table:table-cell office:value-type="string" office:string-value="24" table:formula="of:=TEXT(LEFT(WEEKNUM([.AK92];2);2);&quot;00&quot;)" table:style-name="ce1">
            <text:p>24</text:p>
          </table:table-cell>
          <table:table-cell table:number-columns-repeated="1634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10T00:00:00" table:style-name="ce2">
            <text:p>10/06/2020</text:p>
          </table:table-cell>
          <table:table-cell office:value-type="string" office:string-value="24" table:formula="of:=TEXT(LEFT(WEEKNUM([.T93];2);2);&quot;00&quot;)" table:style-name="ce2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12T00:00:00" table:formula="of:=[.T93]+2" table:style-name="ce2">
            <text:p>12/06/2020</text:p>
          </table:table-cell>
          <table:table-cell office:value-type="string" office:string-value="24" table:formula="of:=TEXT(LEFT(WEEKNUM([.AK93];2);2);&quot;00&quot;)" table:style-name="ce1">
            <text:p>24</text:p>
          </table:table-cell>
          <table:table-cell table:number-columns-repeated="1634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12T00:00:00" table:style-name="ce2">
            <text:p>12/06/2020</text:p>
          </table:table-cell>
          <table:table-cell office:value-type="string" office:string-value="24" table:formula="of:=TEXT(LEFT(WEEKNUM([.T94];2);2);&quot;00&quot;)" table:style-name="ce2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14T00:00:00" table:formula="of:=[.T94]+2" table:style-name="ce2">
            <text:p>14/06/2020</text:p>
          </table:table-cell>
          <table:table-cell office:value-type="string" office:string-value="24" table:formula="of:=TEXT(LEFT(WEEKNUM([.AK94];2);2);&quot;00&quot;)" table:style-name="ce1">
            <text:p>24</text:p>
          </table:table-cell>
          <table:table-cell table:number-columns-repeated="1634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16T00:00:00" table:style-name="ce2">
            <text:p>16/06/2020</text:p>
          </table:table-cell>
          <table:table-cell office:value-type="string" office:string-value="25" table:formula="of:=TEXT(LEFT(WEEKNUM([.T95];2);2);&quot;00&quot;)" table:style-name="ce2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6-18T00:00:00" table:formula="of:=[.T95]+2" table:style-name="ce2">
            <text:p>18/06/2020</text:p>
          </table:table-cell>
          <table:table-cell office:value-type="string" office:string-value="25" table:formula="of:=TEXT(LEFT(WEEKNUM([.AK95];2);2);&quot;00&quot;)" table:style-name="ce1">
            <text:p>25</text:p>
          </table:table-cell>
          <table:table-cell table:number-columns-repeated="1634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16T00:00:00" table:style-name="ce2">
            <text:p>16/06/2020</text:p>
          </table:table-cell>
          <table:table-cell office:value-type="string" office:string-value="25" table:formula="of:=TEXT(LEFT(WEEKNUM([.T96];2);2);&quot;00&quot;)" table:style-name="ce2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6-18T00:00:00" table:formula="of:=[.T96]+2" table:style-name="ce2">
            <text:p>18/06/2020</text:p>
          </table:table-cell>
          <table:table-cell office:value-type="string" office:string-value="25" table:formula="of:=TEXT(LEFT(WEEKNUM([.AK96];2);2);&quot;00&quot;)" table:style-name="ce1">
            <text:p>25</text:p>
          </table:table-cell>
          <table:table-cell table:number-columns-repeated="1634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17T00:00:00" table:style-name="ce2">
            <text:p>17/06/2020</text:p>
          </table:table-cell>
          <table:table-cell office:value-type="string" office:string-value="25" table:formula="of:=TEXT(LEFT(WEEKNUM([.T97];2);2);&quot;00&quot;)" table:style-name="ce2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19T00:00:00" table:formula="of:=[.T97]+2" table:style-name="ce2">
            <text:p>19/06/2020</text:p>
          </table:table-cell>
          <table:table-cell office:value-type="string" office:string-value="25" table:formula="of:=TEXT(LEFT(WEEKNUM([.AK97];2);2);&quot;00&quot;)" table:style-name="ce1">
            <text:p>25</text:p>
          </table:table-cell>
          <table:table-cell table:number-columns-repeated="1634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22T00:00:00" table:style-name="ce2">
            <text:p>22/06/2020</text:p>
          </table:table-cell>
          <table:table-cell office:value-type="string" office:string-value="26" table:formula="of:=TEXT(LEFT(WEEKNUM([.T98];2);2);&quot;00&quot;)" table:style-name="ce2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24T00:00:00" table:formula="of:=[.T98]+2" table:style-name="ce2">
            <text:p>24/06/2020</text:p>
          </table:table-cell>
          <table:table-cell office:value-type="string" office:string-value="26" table:formula="of:=TEXT(LEFT(WEEKNUM([.AK98];2);2);&quot;00&quot;)" table:style-name="ce1">
            <text:p>26</text:p>
          </table:table-cell>
          <table:table-cell table:number-columns-repeated="1634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25T00:00:00" table:style-name="ce2">
            <text:p>25/06/2020</text:p>
          </table:table-cell>
          <table:table-cell office:value-type="string" office:string-value="26" table:formula="of:=TEXT(LEFT(WEEKNUM([.T99];2);2);&quot;00&quot;)" table:style-name="ce2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date" office:date-value="2020-06-27T00:00:00" table:formula="of:=[.T99]+2" table:style-name="ce2">
            <text:p>27/06/2020</text:p>
          </table:table-cell>
          <table:table-cell office:value-type="string" office:string-value="26" table:formula="of:=TEXT(LEFT(WEEKNUM([.AK99];2);2);&quot;00&quot;)" table:style-name="ce1">
            <text:p>26</text:p>
          </table:table-cell>
          <table:table-cell table:number-columns-repeated="1634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25T00:00:00" table:style-name="ce2">
            <text:p>25/06/2020</text:p>
          </table:table-cell>
          <table:table-cell office:value-type="string" office:string-value="26" table:formula="of:=TEXT(LEFT(WEEKNUM([.T100];2);2);&quot;00&quot;)" table:style-name="ce2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27T00:00:00" table:formula="of:=[.T100]+2" table:style-name="ce2">
            <text:p>27/06/2020</text:p>
          </table:table-cell>
          <table:table-cell office:value-type="string" office:string-value="26" table:formula="of:=TEXT(LEFT(WEEKNUM([.AK100];2);2);&quot;00&quot;)" table:style-name="ce1">
            <text:p>26</text:p>
          </table:table-cell>
          <table:table-cell table:number-columns-repeated="1634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0-06-27T00:00:00" table:style-name="ce2">
            <text:p>27/06/2020</text:p>
          </table:table-cell>
          <table:table-cell office:value-type="string" office:string-value="26" table:formula="of:=TEXT(LEFT(WEEKNUM([.T101];2);2);&quot;00&quot;)" table:style-name="ce2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date" office:date-value="2020-06-29T00:00:00" table:formula="of:=[.T101]+2" table:style-name="ce2">
            <text:p>29/06/2020</text:p>
          </table:table-cell>
          <table:table-cell office:value-type="string" office:string-value="27" table:formula="of:=TEXT(LEFT(WEEKNUM([.AK101];2);2);&quot;00&quot;)" table:style-name="ce1">
            <text:p>27</text:p>
          </table:table-cell>
          <table:table-cell table:number-columns-repeated="16346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ngrej</meta:initial-creator>
    <dc:creator>Harpreet Singh</dc:creator>
    <meta:creation-date>2021-03-08T16:38:46Z</meta:creation-date>
    <dc:date>2021-03-24T15:52:44Z</dc:date>
  </office:meta>
</office:document-meta>
</file>